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5" style:family="paragraph" style:parent-style-name="Standard">
      <style:paragraph-properties style:writing-mode="lr-tb"/>
      <style:text-properties style:font-name="Tahoma" style:font-name-complex="Tahoma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7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8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style:font-name-asian="Tahoma" style:font-name-complex="Tahoma" style:font-size-complex="14pt"/>
    </style:style>
    <style:style style:name="P9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fo:font-weight="normal" style:font-name-asian="Tahoma" style:font-size-asian="14pt" style:font-weight-asian="normal" style:font-name-complex="Tahoma" style:font-size-complex="14pt" style:font-weight-complex="normal"/>
    </style:style>
    <style:style style:name="P10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11" style:family="paragraph" style:parent-style-name="Standard">
      <style:paragraph-properties style:writing-mode="lr-tb"/>
      <style:text-properties style:font-name="Tahoma" fo:font-size="10pt" style:font-name-complex="Tahoma" style:font-size-complex="10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4.501cm"/>
        </style:tab-stops>
      </style:paragraph-properties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1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9pt" style:font-size-asian="9pt" style:font-name-complex="Tahoma" style:font-size-complex="9pt"/>
    </style:style>
    <style:style style:name="P15" style:family="paragraph" style:parent-style-name="Table_20_Contents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fo:font-weight="bold" style:font-name-asian="Tahoma" style:font-size-asian="14pt" style:font-name-complex="Tahoma" style:font-size-complex="14pt" style:font-weight-complex="bold"/>
    </style:style>
    <style:style style:name="P16" style:family="paragraph" style:parent-style-name="Standard">
      <style:paragraph-properties fo:margin-left="1.72cm" fo:margin-right="0cm" fo:text-indent="-1.72cm" style:auto-text-indent="false" style:writing-mode="lr-tb">
        <style:tab-stops/>
      </style:paragraph-properties>
      <style:text-properties style:font-name="Tahoma" fo:font-size="10pt" style:font-name-complex="Tahoma" style:font-size-complex="10pt"/>
    </style:style>
    <style:style style:name="P17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8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19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fo:font-size="12pt" style:font-size-asian="12pt" style:font-name-complex="Tahoma" style:font-size-complex="12pt"/>
    </style:style>
    <style:style style:name="P20" style:family="paragraph" style:parent-style-name="Standard">
      <style:paragraph-properties fo:margin-left="8.07cm" fo:margin-right="0cm" fo:text-align="center" style:justify-single-word="false" fo:text-indent="0cm" style:auto-text-indent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21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ahoma" style:font-name-asian="Tahoma" style:font-name-complex="Tahoma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4pt" fo:font-weight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complex="bold"/>
    </style:style>
    <style:style style:name="T5" style:family="text">
      <style:text-properties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#list documentRoot.visto as v]</text:p>
      <text:p text:style-name="P3"/>
      <text:p text:style-name="P15">Visto per la Parte di Competenza</text:p>
      <text:p text:style-name="P15"/>
      <text:p text:style-name="P15"/>
      <text:p text:style-name="P9">Proposta n° ${v.NUMERO_PROPOSTA}/${v.ANNO_PROPOSTA}</text:p>
      <text:p text:style-name="P8"/>
      <text:p text:style-name="P8"/>
      <text:p text:style-name="P7"><text:span text:style-name="T4">${v.UNITA_PROPONENTE}</text:span><text:span text:style-name="T2"> </text:span></text:p>
      <text:p text:style-name="P6"/>
      <text:p text:style-name="P1"/>
      <text:p text:style-name="P14"/>
      <text:p text:style-name="P10"/>
      <text:p text:style-name="P16"><text:span text:style-name="T1">Oggetto:</text:span> <text:s/><text:span text:style-name="T5">${v.OGGETTO_DETERMINA}</text:span> </text:p>
      <text:p text:style-name="P11"/>
      <text:p text:style-name="P12">${v.NOTE_VISTO} </text:p>
      <text:p text:style-name="P4"/>
      <text:p text:style-name="P6">Ai sensi dell’ art. 151 del Decreto legislativo n. 267 del 18 agosto 2000, si appone il visto per la parte di competenza.</text:p>
      <text:p text:style-name="P5"/>
      <text:p text:style-name="P5"/>
      <text:p text:style-name="P5"/>
      <text:section text:style-name="Sect1" text:name="DATA_FIRMA" text:protected="true">
        <text:p text:style-name="P13">Bologna li, ${v.DATA_FIRMA} </text:p>
      </text:section>
      <text:p text:style-name="P2"/>
      <text:p text:style-name="P1"/>
      <text:p text:style-name="P20">Sottoscritto dal Funzionario</text:p>
      <text:p text:style-name="P17">(<text:span text:style-name="T3">${v.FIRMATARIO}</text:span>)</text:p>
      <text:p text:style-name="P18">con firma digitale</text:p>
      <text:p text:style-name="P18"/>
      <text:p text:style-name="P19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>
      <style:text-properties style:use-window-font-color="true" style:font-name="Times New Roman" fo:font-size="12pt" fo:language="it" fo:country="IT" style:font-name-asian="Times New Roman" style:language-asian="it" style:country-asian="I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3-08-09T15:28:06.79</dc:date>
    <meta:print-date>1601-01-01T00:00:00</meta:print-date>
    <meta:generator>OpenOffice.org/3.4.1$Win32 OpenOffice.org_project/341m1$Build-9593</meta:generator>
    <meta:editing-duration>PT28M10S</meta:editing-duration>
    <meta:editing-cycles>14</meta:editing-cycles>
    <meta:document-statistic meta:table-count="0" meta:image-count="1" meta:object-count="0" meta:page-count="1" meta:paragraph-count="12" meta:word-count="51" meta:character-count="405"/>
  </office:meta>
</office:document-meta>
</file>